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5000002D18C881208EFF8B84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d7de" officeooo:paragraph-rsid="0015d7de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officeooo:rsid="0015d7de" officeooo:paragraph-rsid="0015d7de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actions – Travail de groupe</text:p>
      <text:p text:style-name="P1"/>
      <text:p text:style-name="P1"><draw:frame draw:style-name="fr1" draw:name="Image1" text:anchor-type="char" svg:x="-1.64cm" svg:y="0cm" svg:width="20.302cm" svg:height="13.795cm" draw:z-index="0"><draw:image xlink:href="Pictures/1000000100000425000002D18C881208EFF8B84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1T11:21:04.183000000</meta:creation-date>
    <dc:date>2025-02-11T11:23:14.836000000</dc:date>
    <meta:editing-duration>PT2M12S</meta:editing-duration>
    <meta:editing-cycles>1</meta:editing-cycles>
    <meta:document-statistic meta:table-count="0" meta:image-count="1" meta:object-count="0" meta:page-count="1" meta:paragraph-count="1" meta:word-count="4" meta:character-count="29" meta:non-whitespace-character-count="25"/>
    <meta:generator>LibreOffice/7.4.3.2$Windows_X86_64 LibreOffice_project/1048a8393ae2eeec98dff31b5c133c5f1d08b890</meta:generator>
  </office:meta>
</office:document-meta>
</file>